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7a9c" officeooo:paragraph-rsid="00137a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>1. Wahr</text:p>
      <text:p text:style-name="P1">2. Wahr</text:p>
      <text:p text:style-name="P1">3. Wahr</text:p>
      <text:p text:style-name="P1">4. Falsch</text:p>
      <text:p text:style-name="P1">5. Wahr</text:p>
      <text:p text:style-name="P1">6. Falsch</text:p>
      <text:p text:style-name="P1"/>
      <text:p text:style-name="P1">Aufgabe 2</text:p>
      <text:p text:style-name="P1">Bei Zeile 1 fehlt, aus welcher Tabelle die Spalten kommen</text:p>
      <text:p text:style-name="P1"/>
      <text:p text:style-name="P1">Aufgabe 3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0:06:34.175000000</meta:creation-date>
    <dc:date>2019-05-06T10:18:45.188000000</dc:date>
    <meta:editing-duration>PT2M1S</meta:editing-duration>
    <meta:editing-cycles>1</meta:editing-cycles>
    <meta:document-statistic meta:table-count="0" meta:image-count="0" meta:object-count="0" meta:page-count="1" meta:paragraph-count="10" meta:word-count="28" meta:character-count="130" meta:non-whitespace-character-count="112"/>
    <meta:generator>LibreOffice/6.1.2.1$Windows_X86_64 LibreOffice_project/65905a128db06ba48db947242809d14d3f9a93fe</meta:generator>
  </office:meta>
</office:document-meta>
</file>